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9" style:family="table-column">
      <style:table-column-properties fo:break-before="auto" style:column-width="21.59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83.41mm"/>
    </style:style>
    <style:style style:name="co4" style:family="table-column">
      <style:table-column-properties fo:break-before="auto" style:column-width="36.85mm"/>
    </style:style>
    <style:style style:name="co5" style:family="table-column">
      <style:table-column-properties fo:break-before="auto" style:column-width="19.69mm"/>
    </style:style>
    <style:style style:name="co6" style:family="table-column">
      <style:table-column-properties fo:break-before="auto" style:column-width="14.78mm"/>
    </style:style>
    <style:style style:name="co7" style:family="table-column">
      <style:table-column-properties fo:break-before="auto" style:column-width="20.5mm"/>
    </style:style>
    <style:style style:name="co8" style:family="table-column">
      <style:table-column-properties fo:break-before="auto" style:column-width="21.33mm"/>
    </style:style>
    <style:style style:name="co12" style:family="table-column">
      <style:table-column-properties fo:break-before="auto" style:column-width="16.14mm"/>
    </style:style>
    <style:style style:name="co13" style:family="table-column">
      <style:table-column-properties fo:break-before="auto" style:column-width="145.5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0" style:family="table-cell" style:parent-style-name="Default">
      <style:table-cell-properties fo:border="0.06pt solid #000000" style:vertical-align="top"/>
    </style:style>
    <style:style style:name="ce18" style:family="table-cell" style:parent-style-name="Default">
      <style:table-cell-properties fo:border="0.06pt solid #000000" style:vertical-align="top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 style:vertical-align="top"/>
    </style:style>
    <style:style style:name="ce21" style:family="table-cell" style:parent-style-name="Default" style:data-style-name="N108">
      <style:table-cell-properties fo:border="0.06pt solid #000000" style:vertical-align="top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4" style:family="table-cell" style:parent-style-name="Default" style:data-style-name="N44">
      <style:table-cell-properties fo:border="0.06pt solid #000000" style:vertical-align="top"/>
    </style:style>
    <style:style style:name="ce25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2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17" style:family="table-cell" style:parent-style-name="Default">
      <style:table-cell-properties fo:border="0.06pt solid #000000" style:vertical-align="top"/>
      <style:text-properties fo:font-weight="normal" style:font-weight-asian="normal" style:font-weight-complex="normal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CB Prototyping" table:style-name="ta1" table:print-ranges="'PCB Prototyping'.A1:'PCB Prototyping'.J17">
        <office:forms form:automatic-focus="false" form:apply-design-mode="false"/>
        <table:table-column table:style-name="co4" table:default-cell-style-name="ce9"/>
        <table:table-column table:style-name="co5" table:default-cell-style-name="ce21"/>
        <table:table-column table:style-name="co6" table:default-cell-style-name="ce21"/>
        <table:table-column table:style-name="co7" table:default-cell-style-name="ce24"/>
        <table:table-column table:style-name="co5" table:default-cell-style-name="ce21"/>
        <table:table-column table:style-name="co7" table:default-cell-style-name="ce24"/>
        <table:table-column table:style-name="co5" table:default-cell-style-name="ce25"/>
        <table:table-column table:style-name="co8" table:default-cell-style-name="ce26"/>
        <table:table-column table:style-name="co12" table:default-cell-style-name="ce26"/>
        <table:table-column table:style-name="co13" table:default-cell-style-name="ce9"/>
        <table:table-row table:style-name="ro1">
          <table:table-cell table:style-name="ce5" office:value-type="string" calcext:value-type="string" table:number-columns-spanned="10" table:number-rows-spanned="1">
            <text:p><text:span text:style-name="T2">Target:</text:span><text:span text:style-name="T3"> 5 iterations with 2 PCBs each, 16mil width/spacing, single layer</text:span></text:p>
          </table:table-cell>
          <table:covered-table-cell table:number-columns-repeated="9" table:style-name="Default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table:number-columns-repeated="2"/>
          <table:table-cell table:style-name="ce22" office:value-type="string" calcext:value-type="string" table:number-columns-spanned="2" table:number-rows-spanned="1">
            <text:p>Iteration</text:p>
          </table:table-cell>
          <table:covered-table-cell table:style-name="ce23"/>
          <table:table-cell table:style-name="ce22" office:value-type="string" calcext:value-type="string" table:number-columns-spanned="2" table:number-rows-spanned="1">
            <text:p>Total</text:p>
          </table:table-cell>
          <table:covered-table-cell table:style-name="ce23"/>
          <table:table-cell table:style-name="ce5"/>
          <table:table-cell table:style-name="Default" table:number-columns-repeated="3"/>
        </table:table-row>
        <table:table-row table:style-name="ro1"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Fix Costs</text:p>
          </table:table-cell>
          <table:table-cell table:style-name="ce8" office:value-type="string" calcext:value-type="string">
            <text:p>Costs</text:p>
          </table:table-cell>
          <table:table-cell table:style-name="ce8" office:value-type="string" calcext:value-type="string">
            <text:p>Duration</text:p>
          </table:table-cell>
          <table:table-cell table:style-name="ce8" office:value-type="string" calcext:value-type="string">
            <text:p>Costs</text:p>
          </table:table-cell>
          <table:table-cell table:style-name="ce8" office:value-type="string" calcext:value-type="string">
            <text:p>Duration</text:p>
          </table:table-cell>
          <table:table-cell table:style-name="ce8" office:value-type="string" calcext:value-type="string">
            <text:p>1x Stencil</text:p>
          </table:table-cell>
          <table:table-cell table:style-name="ce8" office:value-type="string" calcext:value-type="string">
            <text:p>Solderable</text:p>
          </table:table-cell>
          <table:table-cell table:style-name="ce8" office:value-type="string" calcext:value-type="string">
            <text:p>Reflow</text:p>
          </table:table-cell>
          <table:table-cell table:style-name="ce8" office:value-type="string" calcext:value-type="string">
            <text:p>Reference</text:p>
          </table:table-cell>
        </table:table-row>
        <table:table-row table:style-name="ro3">
          <table:table-cell office:value-type="string" calcext:value-type="string">
            <text:p>toner+silver adhesive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time" office:time-value="PT00H10M00S" calcext:value-type="time">
            <text:p>00:10:00</text:p>
          </table:table-cell>
          <table:table-cell table:formula="of:=[.B5]+5*[.C5]" office:value-type="currency" office:currency="EUR" office:value="22.5" calcext:value-type="currency">
            <text:p>22,50 €</text:p>
          </table:table-cell>
          <table:table-cell table:formula="of:=[.D5]*5" office:value-type="time" office:time-value="PT00H50M00S" calcext:value-type="time">
            <text:p>00:50:0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www.youtube.com/watch?v=mwwA1d2s2OQ" xlink:type="simple">https://www.youtube.com/watch?v=mwwA1d2s2OQ</text:a></text:p>
            <text:p><text:a xlink:href="https://en.wikipedia.org/wiki/Flexible_electronics" xlink:type="simple">https://en.wikipedia.org/wiki/Flexible_electronics</text:a></text:p>
          </table:table-cell>
        </table:table-row>
        <table:table-row table:style-name="ro1">
          <table:table-cell office:value-type="string" calcext:value-type="string">
            <text:p>manufacturer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time" office:time-value="PT1680H00M00S" calcext:value-type="time">
            <text:p>1680:00:00</text:p>
          </table:table-cell>
          <table:table-cell table:formula="of:=[.B6]+5*[.C6]" office:value-type="currency" office:currency="EUR" office:value="25" calcext:value-type="currency">
            <text:p>25,00 €</text:p>
          </table:table-cell>
          <table:table-cell table:formula="of:=[.D6]*5" office:value-type="time" office:time-value="PT8400H00M00S" calcext:value-type="time">
            <text:p>8400:00:00</text:p>
          </table:table-cell>
          <table:table-cell office:value-type="currency" office:currency="EUR" office:value="16" calcext:value-type="currency">
            <text:p>16,00 €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span text:style-name="T5"><text:a xlink:href="https://www.smart-prototyping.com/PCB-Prototyping.html" xlink:type="simple">https://www.smart-prototyping.com/PCB-Prototyping.html</text:a></text:span></text:p>
          </table:table-cell>
        </table:table-row>
        <table:table-row table:style-name="ro4">
          <table:table-cell office:value-type="string" calcext:value-type="string">
            <text:p>toner+etch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time" office:time-value="PT01H00M00S" calcext:value-type="time">
            <text:p>01:00:00</text:p>
          </table:table-cell>
          <table:table-cell table:formula="of:=[.B7]+5*[.C7]" office:value-type="currency" office:currency="EUR" office:value="70" calcext:value-type="currency">
            <text:p>70,00 €</text:p>
          </table:table-cell>
          <table:table-cell table:formula="of:=[.D7]*5" office:value-type="time" office:time-value="PT05H00M00S" calcext:value-type="time">
            <text:p>05:00: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www.mikrocontroller.net/articles/Platinenherstellung_mit_der_Tonertransfermethode" xlink:type="simple">https://www.mikrocontroller.net/articles/Platinenherstellung_mit_der_Tonertransfermethode</text:a></text:p>
            <text:p><text:a xlink:href="https://www.youtube.com/watch?v=HBIxvwZ_0og" xlink:type="simple">https://www.youtube.com/watch?v=HBIxvwZ_0og</text:a></text:p>
            <text:p><text:a xlink:href="https://www.instructables.com/id/Modification-of-the-Lexmark-E260-Laser-Printer-for/" xlink:type="simple">https://www.instructables.com/id/Modification-of-the-Lexmark-E260-Laser-Printer-for/</text:a></text:p>
            <text:p><text:a xlink:href="https://github.com/fruchti/haxmark" xlink:type="simple">https://github.com/fruchti/haxmark</text:a></text:p>
          </table:table-cell>
        </table:table-row>
        <table:table-row table:style-name="ro1">
          <table:table-cell office:value-type="string" calcext:value-type="string">
            <text:p>pen+etching</text:p>
          </table:table-cell>
          <table:table-cell office:value-type="currency" office:currency="EUR" office:value="100" calcext:value-type="currency">
            <text:p>10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time" office:time-value="PT01H00M00S" calcext:value-type="time">
            <text:p>01:00:00</text:p>
          </table:table-cell>
          <table:table-cell table:formula="of:=[.B8]+5*[.C8]" office:value-type="currency" office:currency="EUR" office:value="150" calcext:value-type="currency">
            <text:p>150,00 €</text:p>
          </table:table-cell>
          <table:table-cell table:formula="of:=[.D8]*5" office:value-type="time" office:time-value="PT05H00M00S" calcext:value-type="time">
            <text:p>05:00: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www.youtube.com/watch?v=oPVc9ixj0iU" xlink:type="simple">https://www.youtube.com/watch?v=oPVc9ixj0iU</text:a></text:p>
          </table:table-cell>
        </table:table-row>
        <table:table-row table:style-name="ro5">
          <table:table-cell office:value-type="string" calcext:value-type="string">
            <text:p>inkjet with graphene</text:p>
            <text:p>ink</text:p>
          </table:table-cell>
          <table:table-cell office:value-type="currency" office:currency="EUR" office:value="260" calcext:value-type="currency">
            <text:p>260,00 €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time" office:time-value="PT00H01M00S" calcext:value-type="time">
            <text:p>00:01:00</text:p>
          </table:table-cell>
          <table:table-cell table:formula="of:=[.B9]+5*[.C9]" office:value-type="currency" office:currency="EUR" office:value="262.5" calcext:value-type="currency">
            <text:p>262,50 €</text:p>
          </table:table-cell>
          <table:table-cell table:formula="of:=[.D9]*5" office:value-type="time" office:time-value="PT00H05M00S" calcext:value-type="time">
            <text:p>00:05:0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pan text:style-name="T5"><text:a xlink:href="https://www.instructables.com/id/Print-Conductive-Circuits-With-An-Inkjet-Printer/" xlink:type="simple">https://www.instructables.com/id/Print-Conductive-Circuits-With-An-Inkjet-Printer/</text:a></text:span></text:p>
            <text:p><text:a xlink:href="https://cambridgenanosystems.com/product/camink-sp/" xlink:type="simple">https://cambridgenanosystems.com/product/camink-sp/</text:a></text:p>
            <text:p><text:a xlink:href="https://www.youtube.com/watch?v=W_ouYLeIkoo" xlink:type="simple">https://www.youtube.com/watch?v=W_ouYLeIkoo</text:a></text:p>
          </table:table-cell>
        </table:table-row>
        <table:table-row table:style-name="ro1">
          <table:table-cell office:value-type="string" calcext:value-type="string">
            <text:p>standard 3D printer</text:p>
          </table:table-cell>
          <table:table-cell office:value-type="currency" office:currency="EUR" office:value="300" calcext:value-type="currency">
            <text:p>300,00 €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time" office:time-value="PT04H00M00S" calcext:value-type="time">
            <text:p>04:00:00</text:p>
          </table:table-cell>
          <table:table-cell table:formula="of:=[.B10]+5*[.C10]" office:value-type="currency" office:currency="EUR" office:value="325" calcext:value-type="currency">
            <text:p>325,00 €</text:p>
          </table:table-cell>
          <table:table-cell table:formula="of:=[.D10]*5" office:value-type="time" office:time-value="PT20H00M00S" calcext:value-type="time">
            <text:p>20:00:00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a xlink:href="https://www.blackmagic3d.com/Conductive-p/grphn-pla.htm" xlink:type="simple">https://www.blackmagic3d.com/Conductive-p/grphn-pla.htm</text:a></text:p>
          </table:table-cell>
        </table:table-row>
        <table:table-row table:style-name="ro3">
          <table:table-cell office:value-type="string" calcext:value-type="string">
            <text:p>laser+etching</text:p>
          </table:table-cell>
          <table:table-cell office:value-type="currency" office:currency="EUR" office:value="300" calcext:value-type="currency">
            <text:p>30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time" office:time-value="PT01H00M00S" calcext:value-type="time">
            <text:p>01:00:00</text:p>
          </table:table-cell>
          <table:table-cell table:formula="of:=[.B11]+5*[.C11]" office:value-type="currency" office:currency="EUR" office:value="350" calcext:value-type="currency">
            <text:p>350,00 €</text:p>
          </table:table-cell>
          <table:table-cell table:formula="of:=[.D11]*5" office:value-type="time" office:time-value="PT05H00M00S" calcext:value-type="time">
            <text:p>05:00:00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www.youtube.com/watch?v=1hFNj86L7sk" xlink:type="simple">https://www.youtube.com/watch?v=1hFNj86L7sk</text:a></text:p>
            <text:p><text:a xlink:href="https://www.youtube.com/watch?v=ZzO9skEYqwY" xlink:type="simple">https://www.youtube.com/watch?v=ZzO9skEYqwY</text:a></text:p>
          </table:table-cell>
        </table:table-row>
        <table:table-row table:style-name="ro1">
          <table:table-cell office:value-type="string" calcext:value-type="string">
            <text:p>laser+curing</text:p>
          </table:table-cell>
          <table:table-cell office:value-type="currency" office:currency="EUR" office:value="300" calcext:value-type="currency">
            <text:p>30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time" office:time-value="PT01H00M00S" calcext:value-type="time">
            <text:p>01:00:00</text:p>
          </table:table-cell>
          <table:table-cell table:formula="of:=[.B12]+5*[.C12]" office:value-type="currency" office:currency="EUR" office:value="350" calcext:value-type="currency">
            <text:p>350,00 €</text:p>
          </table:table-cell>
          <table:table-cell table:formula="of:=[.D12]*5" office:value-type="time" office:time-value="PT05H00M00S" calcext:value-type="time">
            <text:p>05:00:00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www.youtube.com/watch?v=Z228xymQYho" xlink:type="simple">https://www.youtube.com/watch?v=Z228xymQYho</text:a></text:p>
          </table:table-cell>
        </table:table-row>
        <table:table-row table:style-name="ro3">
          <table:table-cell office:value-type="string" calcext:value-type="string">
            <text:p>inkjet with silver</text:p>
            <text:p>nano particle ink</text:p>
          </table:table-cell>
          <table:table-cell office:value-type="currency" office:currency="EUR" office:value="350" calcext:value-type="currency">
            <text:p>350,00 €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time" office:time-value="PT00H01M00S" calcext:value-type="time">
            <text:p>00:01:00</text:p>
          </table:table-cell>
          <table:table-cell table:formula="of:=[.B13]+5*[.C13]" office:value-type="currency" office:currency="EUR" office:value="352.5" calcext:value-type="currency">
            <text:p>352,50 €</text:p>
          </table:table-cell>
          <table:table-cell table:formula="of:=[.D13]*5" office:value-type="time" office:time-value="PT00H05M00S" calcext:value-type="time">
            <text:p>00:05:0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www.instructables.com/id/Print-Conductive-Circuits-With-An-Inkjet-Printer/" xlink:type="simple">https://www.instructables.com/id/Print-Conductive-Circuits-With-An-Inkjet-Printer/</text:a></text:p>
            <text:p><text:a xlink:href="http://diamond-jet.com/silvernanoinkjetsystem.aspx" xlink:type="simple">http://diamond-jet.com/silvernanoinkjetsystem.aspx</text:a></text:p>
          </table:table-cell>
        </table:table-row>
        <table:table-row table:style-name="ro3">
          <table:table-cell office:value-type="string" calcext:value-type="string">
            <text:p>laser cutter</text:p>
            <text:p>(15W blue laser)</text:p>
          </table:table-cell>
          <table:table-cell office:value-type="currency" office:currency="EUR" office:value="400" calcext:value-type="currency">
            <text:p>400,00 €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time" office:time-value="PT00H30M00S" calcext:value-type="time">
            <text:p>00:30:00</text:p>
          </table:table-cell>
          <table:table-cell table:formula="of:=[.B14]+5*[.C14]" office:value-type="currency" office:currency="EUR" office:value="425" calcext:value-type="currency">
            <text:p>425,00 €</text:p>
          </table:table-cell>
          <table:table-cell table:formula="of:=[.D14]*5" office:value-type="time" office:time-value="PT02H30M00S" calcext:value-type="time">
            <text:p>02:30:00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de.aliexpress.com/item/Assembled-15W-laser-15000MW-diy-laser-engraving-machine-14-20cm-metal-engraver-marking-machine-metal-carving/32776808845.html" xlink:type="simple">https://de.aliexpress.com/item/Assembled-15W-laser-15000MW-diy-laser-engraving-machine-14-20cm-metal-engraver-marking-machine-metal-carving/32776808845.html</text:a></text:p>
          </table:table-cell>
        </table:table-row>
        <table:table-row table:style-name="ro1">
          <table:table-cell office:value-type="string" calcext:value-type="string">
            <text:p>CNC mill for PCB</text:p>
          </table:table-cell>
          <table:table-cell office:value-type="currency" office:currency="EUR" office:value="1600" calcext:value-type="currency">
            <text:p>1.600,00 €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time" office:time-value="PT01H00M00S" calcext:value-type="time">
            <text:p>01:00:00</text:p>
          </table:table-cell>
          <table:table-cell table:formula="of:=[.B15]+5*[.C15]" office:value-type="currency" office:currency="EUR" office:value="1625" calcext:value-type="currency">
            <text:p>1.625,00 €</text:p>
          </table:table-cell>
          <table:table-cell table:formula="of:=[.D15]*5" office:value-type="time" office:time-value="PT05H00M00S" calcext:value-type="time">
            <text:p>05:00:00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www.zippyrobotics.com/" xlink:type="simple">https://www.zippyrobotics.com/</text:a></text:p>
          </table:table-cell>
        </table:table-row>
        <table:table-row table:style-name="ro1">
          <table:table-cell office:value-type="string" calcext:value-type="string">
            <text:p>special 3D printer</text:p>
          </table:table-cell>
          <table:table-cell office:value-type="currency" office:currency="EUR" office:value="3000" calcext:value-type="currency">
            <text:p>3.000,00 €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time" office:time-value="PT01H00M00S" calcext:value-type="time">
            <text:p>01:00:00</text:p>
          </table:table-cell>
          <table:table-cell table:formula="of:=[.B16]+5*[.C16]" office:value-type="currency" office:currency="EUR" office:value="3100" calcext:value-type="currency">
            <text:p>3.100,00 €</text:p>
          </table:table-cell>
          <table:table-cell table:formula="of:=[.D16]*5" office:value-type="time" office:time-value="PT05H00M00S" calcext:value-type="time">
            <text:p>05:00:00</text:p>
          </table:table-cell>
          <table:table-cell office:value-type="string" calcext:value-type="string">
            <text:p>unneed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<text:a xlink:href="https://www.voltera.io/store/" xlink:type="simple">https://www.voltera.io/store/</text:a></text:p>
          </table:table-cell>
        </table:table-row>
        <table:table-row table:style-name="ro3">
          <table:table-cell office:value-type="string" calcext:value-type="string">
            <text:p>laser cutter</text:p>
            <text:p>(50W fiber laser)</text:p>
          </table:table-cell>
          <table:table-cell office:value-type="currency" office:currency="EUR" office:value="6000" calcext:value-type="currency">
            <text:p>6.000,00 €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time" office:time-value="PT00H30M00S" calcext:value-type="time">
            <text:p>00:30:00</text:p>
          </table:table-cell>
          <table:table-cell table:formula="of:=[.B17]+5*[.C17]" office:value-type="currency" office:currency="EUR" office:value="6025" calcext:value-type="currency">
            <text:p>6.025,00 €</text:p>
          </table:table-cell>
          <table:table-cell table:formula="of:=[.D17]*5" office:value-type="time" office:time-value="PT02H30M00S" calcext:value-type="time">
            <text:p>02:30:00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de.aliexpress.com/item/Raycus-IPG-faserlaser-50-Watt-laserbeschriftungsanlage-faser-laserbeschriftungsanlage-30-Watt-20-Watt-50-watt-100-watt/32852134879.html" xlink:type="simple">https://de.aliexpress.com/item/Raycus-IPG-faserlaser-50-Watt-laserbeschriftungsanlage-faser-laserbeschriftungsanlage-30-Watt-20-Watt-50-watt-100-watt/32852134879.html</text:a></text:p>
          </table:table-cell>
        </table:table-row>
      </table:table>
      <table:table table:name="Etching Techniques" table:style-name="ta1"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row table:style-name="ro1">
          <table:table-cell table:style-name="ce5" office:value-type="string" calcext:value-type="string" table:number-columns-spanned="3" table:number-rows-spanned="1">
            <text:p>CuCl can be recycled by electrolysis</text:p>
          </table:table-cell>
          <table:covered-table-cell table:number-columns-repeated="2" table:style-name="ce5"/>
        </table:table-row>
        <table:table-row table:style-name="ro1">
          <table:table-cell table:style-name="ce5" table:number-columns-repeated="3"/>
        </table:table-row>
        <table:table-row table:style-name="ro1"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Chemicals</text:p>
          </table:table-cell>
          <table:table-cell table:style-name="ce8"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FeCl3</text:p>
          </table:table-cell>
          <table:table-cell office:value-type="string" calcext:value-type="string">
            <text:p><text:a xlink:href="https://www.youtube.com/watch?v=tWnfnt2rNO0" xlink:type="simple">https://www.youtube.com/watch?v=tWnfnt2rNO0</text:a>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Na2S2O8</text:p>
          </table:table-cell>
          <table:table-cell office:value-type="string" calcext:value-type="string">
            <text:p><text:a xlink:href="https://www.youtube.com/watch?v=fCUWmfDF_ho" xlink:type="simple">https://www.youtube.com/watch?v=fCUWmfDF_ho</text:a>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MnO2, HCl</text:p>
          </table:table-cell>
          <table:table-cell office:value-type="string" calcext:value-type="string">
            <text:p><text:a xlink:href="https://www.youtube.com/watch?v=qE-PBOXzpbQ" xlink:type="simple">https://www.youtube.com/watch?v=qE-PBOXzpbQ</text:a></text:p>
          </table:table-cell>
        </table:table-row>
        <table:table-row table:style-name="ro1">
          <table:table-cell table:style-name="ce9" office:value-type="string" calcext:value-type="string">
            <text:p>Sponge</text:p>
          </table:table-cell>
          <table:table-cell table:style-name="ce9" office:value-type="string" calcext:value-type="string">
            <text:p>FeCl3</text:p>
          </table:table-cell>
          <table:table-cell table:style-name="ce9" office:value-type="string" calcext:value-type="string">
            <text:p><text:span text:style-name="T5"><text:a xlink:href="https://www.youtube.com/watch?v=M0Gy8ISjvhE" xlink:type="simple">https://www.youtube.com/watch?v=M0Gy8ISjvhE</text:a></text:span></text:p>
          </table:table-cell>
        </table:table-row>
        <table:table-row table:style-name="ro2">
          <table:table-cell table:style-name="ce9" office:value-type="string" calcext:value-type="string">
            <text:p>Electrolysis</text:p>
          </table:table-cell>
          <table:table-cell table:style-name="ce9" office:value-type="string" calcext:value-type="string">
            <text:p>H2O, NaCl</text:p>
          </table:table-cell>
          <table:table-cell table:style-name="ce9" office:value-type="string" calcext:value-type="string">
            <text:p><text:a xlink:href="https://www.youtube.com/watch?v=L4KyRhFN4qU" xlink:type="simple">https://www.youtube.com/watch?v=L4KyRhFN4qU</text:a></text:p>
            <text:p><text:a xlink:href="https://www.youtube.com/watch?v=ANwnmT1PLH8" xlink:type="simple">https://www.youtube.com/watch?v=ANwnmT1PLH8</text:a></text:p>
          </table:table-cell>
        </table:table-row>
      </table:table>
      <table:named-expressions/>
      <table:database-ranges>
        <table:database-range table:name="__Anonymous_Sheet_DB__0" table:target-range-address="'PCB Prototyping'.A4:'PCB Prototyping'.J17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20mm" fo:margin-left="10mm" fo:margin-right="20mm" loext:scale-to-X="1" loext:scale-to-Y="1" style:writing-mode="lr-tb"/>
      <style:header-style>
        <style:header-footer-properties fo:min-height="9.98mm" fo:margin-left="0mm" fo:margin-right="0mm" fo:margin-bottom="4.99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1pt" style:text-underline-style="solid" style:text-underline-width="auto" style:text-underline-color="font-color" fo:font-weight="bold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8">00.00.0000</text:date>, <text:time style:data-style-name="N2" text:time-value="16:48:54.9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8-09-28T16:50:39.241000000</dc:date>
    <meta:editing-duration>PT7H19M14S</meta:editing-duration>
    <meta:editing-cycles>45</meta:editing-cycles>
    <meta:document-statistic meta:table-count="2" meta:cell-count="162" meta:object-count="0"/>
  </office:meta>
</office:document-meta>
</file>